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6">
      <style:paragraph-properties fo:margin-top="0cm" fo:margin-bottom="0cm" style:contextual-spacing="false"/>
    </style:style>
    <style:style style:name="P8" style:family="paragraph" style:parent-style-name="Text_20_body" style:list-style-name="L7">
      <style:paragraph-properties fo:margin-top="0cm" fo:margin-bottom="0cm" style:contextual-spacing="false"/>
    </style:style>
    <style:style style:name="P9" style:family="paragraph" style:parent-style-name="Text_20_body" style:list-style-name="L8">
      <style:paragraph-properties fo:margin-top="0cm" fo:margin-bottom="0cm" style:contextual-spacing="false"/>
    </style:style>
    <style:style style:name="P10" style:family="paragraph" style:parent-style-name="Text_20_body" style:list-style-name="L9">
      <style:paragraph-properties fo:margin-top="0cm" fo:margin-bottom="0cm" style:contextual-spacing="false"/>
    </style:style>
    <style:style style:name="P11" style:family="paragraph" style:parent-style-name="Text_20_body" style:list-style-name="L10">
      <style:paragraph-properties fo:margin-top="0cm" fo:margin-bottom="0cm" style:contextual-spacing="false"/>
    </style:style>
    <style:style style:name="P12" style:family="paragraph" style:parent-style-name="Text_20_body" style:list-style-name="L11">
      <style:paragraph-properties fo:margin-top="0cm" fo:margin-bottom="0cm" style:contextual-spacing="false"/>
    </style:style>
    <style:style style:name="P13" style:family="paragraph" style:parent-style-name="Text_20_body" style:list-style-name="L12">
      <style:paragraph-properties fo:margin-top="0cm" fo:margin-bottom="0cm" style:contextual-spacing="false"/>
    </style:style>
    <style:style style:name="P14" style:family="paragraph" style:parent-style-name="Text_20_body" style:list-style-name="L13">
      <style:paragraph-properties fo:margin-top="0cm" fo:margin-bottom="0cm" style:contextual-spacing="false"/>
    </style:style>
    <style:style style:name="P15" style:family="paragraph" style:parent-style-name="Text_20_body" style:list-style-name="L1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manuel-de-pose-du-secret"/>Manuel de pose du secret<text:bookmark-end text:name="manuel-de-pose-du-secret"/></text:h>
      <text:p text:style-name="First_20_paragraph">Proposition de la DMRG (Julien Jamme, Nathanaël Rastout) du 27 mars 2023</text:p>
      <text:list xml:id="list1865650567" text:style-name="L1">
        <text:list-item>
          <text:p text:style-name="P2">Format quarto book (un exemple ici: https://r4ds.hadley.nz/)</text:p>
          <text:list text:style-name="L2">
            <text:list-item>
              <text:p text:style-name="P3">écriture des chapitres en markdown (formatage simplifié)</text:p>
            </text:list-item>
            <text:list-item>
              <text:p text:style-name="P3">insertion facilitée de codes R</text:p>
            </text:list-item>
            <text:list-item>
              <text:p text:style-name="P3">gestion des index et des chapitres automatisées</text:p>
            </text:list-item>
            <text:list-item>
              <text:p text:style-name="P3">publication d’un manuel numérique facile à consulter</text:p>
            </text:list-item>
            <text:list-item>
              <text:p text:style-name="P3">possibilité d’un export pdf pour ceux qui préfèrent</text:p>
            </text:list-item>
          </text:list>
        </text:list-item>
        <text:list-item>
          <text:p text:style-name="P2">Support de maintenance: dépôt github - en open source</text:p>
        </text:list-item>
        <text:list-item>
          <text:p text:style-name="P2">Manuel en français avec à terme l’ambition de le diffuser aussi en anglais.</text:p>
        </text:list-item>
        <text:list-item>
          <text:p text:style-name="P2">Philosophie du manuel:</text:p>
          <text:list text:style-name="L3">
            <text:list-item>
              <text:p text:style-name="P4">outils:</text:p>
              <text:list text:style-name="L4">
                <text:list-item>
                  <text:p text:style-name="P5">Tau-Argus comme outil de référence de pose du secret</text:p>
                </text:list-item>
                <text:list-item>
                  <text:p text:style-name="P5">rtauargus comme outil de référence pour la mise en oeuvre</text:p>
                </text:list-item>
                <text:list-item>
                  <text:p text:style-name="P5">donc tout sur R</text:p>
                </text:list-item>
              </text:list>
            </text:list-item>
            <text:list-item>
              <text:p text:style-name="P4">distinguer trois niveaux de difficultés dans les exemples:</text:p>
              <text:list text:style-name="L5">
                <text:list-item>
                  <text:p text:style-name="P6">débutant</text:p>
                </text:list-item>
                <text:list-item>
                  <text:p text:style-name="P6">intermédiaire</text:p>
                </text:list-item>
                <text:list-item>
                  <text:p text:style-name="P6">expert</text:p>
                </text:list-item>
              </text:list>
            </text:list-item>
            <text:list-item>
              <text:p text:style-name="P4">opensource</text:p>
            </text:list-item>
          </text:list>
        </text:list-item>
        <text:list-item>
          <text:p text:style-name="P2">Utilisateurs:</text:p>
          <text:list text:style-name="L6">
            <text:list-item>
              <text:p text:style-name="P7">Insee + SSP:</text:p>
              <text:list text:style-name="L7">
                <text:list-item>
                  <text:p text:style-name="P8">Chargé d’étude:</text:p>
                  <text:list text:style-name="L8">
                    <text:list-item>
                      <text:p text:style-name="P9">niveau débutant</text:p>
                    </text:list-item>
                    <text:list-item>
                      <text:p text:style-name="P9">Pose du secret très occasionnelle</text:p>
                    </text:list-item>
                  </text:list>
                </text:list-item>
                <text:list-item>
                  <text:p text:style-name="P8">Chargés de réponse à la demande DG + DR:</text:p>
                  <text:list text:style-name="L9">
                    <text:list-item>
                      <text:p text:style-name="P10">niveau intermédiaire à expert</text:p>
                    </text:list-item>
                    <text:list-item>
                      <text:p text:style-name="P10">avec une spécificité: les tableaux à la commune et des tableaux à 5 variables</text:p>
                    </text:list-item>
                  </text:list>
                </text:list-item>
                <text:list-item>
                  <text:p text:style-name="P8">Experts pose du secret Insee / SSM (ex Douanes, SSP) + experts européens:</text:p>
                  <text:list text:style-name="L10">
                    <text:list-item>
                      <text:p text:style-name="P11">spécificité: le nombre de tableaux qui peut être très grands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proposition-de-plan"/>Proposition de Plan<text:bookmark-end text:name="proposition-de-plan"/></text:h>
      <text:list xml:id="list2109475852" text:style-name="L11">
        <text:list-item>
          <text:p text:style-name="P12">Partie un peu théorique sur les différents types de risque (réidentification, attributs, inférence et différenciation)</text:p>
        </text:list-item>
        <text:list-item>
          <text:p text:style-name="P12">Règles à appliquer par source (besoin d’aide extérieure =&gt; DGUS)</text:p>
          <text:list>
            <text:list-item>
              <text:p text:style-name="P12">diffusion et demande sur mesure</text:p>
            </text:list-item>
            <text:list-item>
              <text:p text:style-name="P12">avec annexe règles additionnelles du type p% (niveau expert)</text:p>
            </text:list-item>
          </text:list>
        </text:list-item>
        <text:list-item>
          <text:p text:style-name="P12">Notions à connaître:</text:p>
          <text:list>
            <text:list-item>
              <text:p text:style-name="P12">Tableaux d’effectifs et tableaux de magnitude</text:p>
            </text:list-item>
            <text:list-item>
              <text:p text:style-name="P12"><text:soft-page-break/>Secret primaire et secret secondaire</text:p>
            </text:list-item>
            <text:list-item>
              <text:p text:style-name="P12">Variable hiérarchique</text:p>
            </text:list-item>
            <text:list-item>
              <text:p text:style-name="P12">Hiérarchies non emboîtées</text:p>
            </text:list-item>
            <text:list-item>
              <text:p text:style-name="P12">Liaisons entre tableaux</text:p>
            </text:list-item>
            <text:list-item>
              <text:p text:style-name="P12">Tableau à diffuser vs tableau à protéger</text:p>
            </text:list-item>
          </text:list>
        </text:list-item>
        <text:list-item>
          <text:p text:style-name="P12">Comment analyser une demande ?</text:p>
          <text:list>
            <text:list-item>
              <text:p text:style-name="P12">Détecter les liens</text:p>
            </text:list-item>
            <text:list-item>
              <text:p text:style-name="P12">Passer de la liste de diffusion à la liste de protection</text:p>
            </text:list-item>
            <text:list-item>
              <text:p text:style-name="P12">Fiches d’exemples d’analyse de demandes</text:p>
            </text:list-item>
          </text:list>
        </text:list-item>
        <text:list-item>
          <text:p text:style-name="P12">Présentation des outils</text:p>
          <text:list>
            <text:list-item>
              <text:p text:style-name="P12">Tau-Argus</text:p>
              <text:list>
                <text:list-item>
                  <text:p text:style-name="P12">présnentation générale</text:p>
                </text:list-item>
                <text:list-item>
                  <text:p text:style-name="P12">les différents algorithmes du secret secondaire</text:p>
                </text:list-item>
                <text:list-item>
                  <text:p text:style-name="P12">Avantages et inconvénients</text:p>
                </text:list-item>
              </text:list>
            </text:list-item>
            <text:list-item>
              <text:p text:style-name="P12">package rtauargus</text:p>
              <text:list>
                <text:list-item>
                  <text:p text:style-name="P12">Objectifs: poser le secret secondaire avec Tau-Argus sans l’ouvrir et gérer des grosses demandes</text:p>
                </text:list-item>
                <text:list-item>
                  <text:p text:style-name="P12">Principales fonctionnalités</text:p>
                </text:list-item>
                <text:list-item>
                  <text:p text:style-name="P12">Où trouver la doc ?</text:p>
                </text:list-item>
              </text:list>
            </text:list-item>
            <text:list-item>
              <text:p text:style-name="P12">Comment débugger ?</text:p>
              <text:list>
                <text:list-item>
                  <text:p text:style-name="P12">les principales erreurs</text:p>
                </text:list-item>
                <text:list-item>
                  <text:p text:style-name="P12">savoir lire les différents types de fichier spécifiques à Tau-Argus (rda, arb, hrc)</text:p>
                </text:list-item>
              </text:list>
            </text:list-item>
          </text:list>
        </text:list-item>
        <text:list-item>
          <text:p text:style-name="P12">Fiches pratiques</text:p>
          <text:list>
            <text:list-item>
              <text:p text:style-name="P12">Poser le secret sur un tableau</text:p>
            </text:list-item>
            <text:list-item>
              <text:p text:style-name="P12">Prendre en compte une variable hiérarchique</text:p>
            </text:list-item>
            <text:list-item>
              <text:p text:style-name="P12">Comment poser le secret sur plusieurs tableaux liées (par les marges) ?</text:p>
            </text:list-item>
            <text:list-item>
              <text:p text:style-name="P12">Comment poser le secret en présence de hiérarchies non emboîtées</text:p>
            </text:list-item>
            <text:list-item>
              <text:p text:style-name="P12">Différenciation avec diffman (niveau expert pour traiter non emboitement epci * communes mais on pourrait envisager sur ttes hier non emb., si intégration de la gestion de la différenciation par recoupement directement dans rtauargus)</text:p>
            </text:list-item>
          </text:list>
        </text:list-item>
        <text:list-item>
          <text:p text:style-name="P12">Annexes</text:p>
          <text:list>
            <text:list-item>
              <text:p text:style-name="P12">Travailler avec des listes en R (list, lapply, map, indexation, les noms)</text:p>
            </text:list-item>
            <text:list-item>
              <text:p text:style-name="P12">Fabriquer des tableaux à partir de données individuelles</text:p>
            </text:list-item>
            <text:list-item>
              <text:p text:style-name="P12">Une option manuelle</text:p>
            </text:list-item>
            <text:list-item>
              <text:p text:style-name="P12">Une option automatique (package dmrg)</text:p>
            </text:list-item>
          </text:list>
        </text:list-item>
        <text:list-item>
          <text:p text:style-name="P12">Lexique ?</text:p>
        </text:list-item>
      </text:list>
      <text:h text:style-name="Heading_20_2" text:outline-level="2"><text:bookmark-start text:name="calendrier"/>Calendrier<text:bookmark-end text:name="calendrier"/></text:h>
      <text:list xml:id="list1701613079" text:style-name="L12">
        <text:list-item>
          <text:p text:style-name="P13">Priorités - V1 - Décembre 2023</text:p>
          <text:list text:style-name="L13">
            <text:list-item>
              <text:p text:style-name="P14">Notions</text:p>
            </text:list-item>
            <text:list-item>
              <text:p text:style-name="P14">Les outils</text:p>
            </text:list-item>
            <text:list-item>
              <text:p text:style-name="P14">Comment analyser</text:p>
            </text:list-item>
            <text:list-item>
              <text:p text:style-name="P14">Fiches Pratiques (en partie)</text:p>
            </text:list-item>
            <text:list-item>
              <text:p text:style-name="P14">Règles par source (DGUS appui)</text:p>
            </text:list-item>
          </text:list>
        </text:list-item>
        <text:list-item>
          <text:p text:style-name="P13"><text:soft-page-break/>V2 - Juin 2024</text:p>
          <text:list text:style-name="L14">
            <text:list-item>
              <text:p text:style-name="P15">Fiches de niveaux experts</text:p>
            </text:list-item>
            <text:list-item>
              <text:p text:style-name="P15">Partie introductive théorique sur les enjeux (risques)</text:p>
            </text:list-item>
            <text:list-item>
              <text:p text:style-name="P15">Annexe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title/>
    <dc:description/>
    <dc:subject/>
    <meta:keyword/>
    <meta:initial-creator/>
    <dc:creator/>
    <meta:creation-date>2023-03-27T15:07:36Z</meta:creation-date>
    <dc:date>2023-03-27T15:07:36Z</dc:date>
    <meta:document-statistic meta:table-count="0" meta:image-count="0" meta:object-count="0" meta:page-count="3" meta:paragraph-count="82" meta:word-count="550" meta:character-count="3198" meta:non-whitespace-character-count="2806"/>
  </office:meta>
</office:document-meta>
</file>